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italic" style:font-size-asian="28pt" style:font-style-asian="italic" style:font-size-complex="28pt" style:font-style-complex="italic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style:font-name="Segoe UI Semibold" fo:font-size="28pt" fo:font-style="italic" style:font-size-asian="28pt" style:font-style-asian="italic" style:font-size-complex="28pt" style:font-style-complex="italic"/>
    </style:style>
    <style:style style:name="P5" style:family="paragraph">
      <loext:graphic-properties draw:fill="none" draw:fill-color="#ffffff"/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000000" style:text-position="super 58%"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2cm" svg:x="1.778cm" svg:y="1.016cm">
          <draw:text-box>
            <text:p text:style-name="P1"><text:span text:style-name="T1">Epistle Reading</text:span></text:p>
            <text:p text:style-name="P1"><text:span text:style-name="T2">2 Timothy 2:1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766cm" svg:x="1.778cm" svg:y="1.016cm">
          <draw:text-box>
            <text:p><text:span text:style-name="T3">1</text:span><text:span text:style-name="T2">You then, my child, be strengthened by the grace that is in Christ Jesus, </text:span><text:span text:style-name="T3">2</text:span><text:span text:style-name="T2">and what you have heard from me in the presence of many witnesses entrust to faithful men who will be able to teach others also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384cm" svg:height="7.766cm" svg:x="1.778cm" svg:y="1.016cm">
          <draw:text-box>
            <text:p><text:span text:style-name="T3">3</text:span><text:span text:style-name="T2">Share in suffering as a good soldier of Christ Jesus. </text:span><text:span text:style-name="T3">4</text:span><text:span text:style-name="T2">No soldier gets entangled in civilian pursuits, since his aim is to please the one who enlisted him. </text:span><text:span text:style-name="T3">5</text:span><text:span text:style-name="T2">An athlete is not crowned unless he competes according to the rul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4" draw:layer="layout" svg:width="24.384cm" svg:height="6.263cm" svg:x="1.778cm" svg:y="1.016cm">
          <draw:text-box>
            <text:p><text:span text:style-name="T3">6</text:span><text:span text:style-name="T2">It is the hard-working farmer who ought to have the first share of the crops. </text:span><text:span text:style-name="T3">7</text:span><text:span text:style-name="T2">Think over what I say, for the Lord will give you understanding in everyt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4.384cm" svg:height="7.766cm" svg:x="1.778cm" svg:y="1.016cm">
          <draw:text-box>
            <text:p><text:span text:style-name="T3">8</text:span><text:span text:style-name="T2">Remember Jesus Christ, risen from the dead, the offspring of David, as preached in my gospel, </text:span><text:span text:style-name="T3">9</text:span><text:span text:style-name="T2">for which I am suffering, bound with chains as a criminal. But the word of God is not boun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4.384cm" svg:height="7.766cm" svg:x="1.778cm" svg:y="1.016cm">
          <draw:text-box>
            <text:p><text:span text:style-name="T3">10</text:span><text:span text:style-name="T2">Therefore I endure everything for the sake of the elect, that they also may obtain the salvation that is in Christ Jesus with eternal glory. </text:span><text:span text:style-name="T3">11</text:span><text:span text:style-name="T2">The saying is trustworthy, for: If we have died with him, we will also live with him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24.384cm" svg:height="6.263cm" svg:x="1.778cm" svg:y="1.016cm">
          <draw:text-box>
            <text:p><text:span text:style-name="T3">12</text:span><text:span text:style-name="T2">if we endure, we will also reign with him;</text:span></text:p>
            <text:p><text:span text:style-name="T2">if we deny him, he also will deny us;</text:span></text:p>
            <text:p><text:span text:style-name="T3">13</text:span><text:span text:style-name="T2">if we are faithless, he remains faithful—</text:span></text:p>
            <text:p><text:span text:style-name="T2">for he cannot deny himself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20:17:31.774000000</meta:creation-date>
    <dc:date>2016-10-08T08:38:16.443000000</dc:date>
    <meta:editing-duration>PT3M7S</meta:editing-duration>
    <meta:editing-cycles>4</meta:editing-cycles>
    <meta:generator>LibreOffice/5.2.1.2$Windows_X86_64 LibreOffice_project/31dd62db80d4e60af04904455ec9c9219178d620</meta:generator>
    <meta:document-statistic meta:object-count="42"/>
  </office:meta>
</office:document-meta>
</file>